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05_09-43-01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6.79 E-139-34-48.5</text:p>
          </table:table-cell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5_11-36-17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8 E-139-34-49.6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05_15-21-55_000.jpg</text:p>
          </table:table-cell>
          <table:table-cell table:style-name="ce20" office:value-type="string">
            <text:p>:m 1*1 RES / 245 / 『予防接種は「効く」のか？』　岩田健太郎 / p.115</text:p>
          </table:table-cell>
          <table:table-cell table:style-name="ce33"/>
          <table:table-cell table:style-name="ce3"/>
          <table:table-cell table:style-name="ce3" office:value-type="string">
            <text:p>N-35-35-28.42 E-139-34-49.65</text:p>
          </table:table-cell>
          <table:table-cell table:style-name="ce34" table:formula="of:=IF([.E4]=&quot;&quot;;[.C4];CONCATENATE([.C4];&quot; / &quot;;[.E4]))" office:value-type="string" office:string-value=":m 1*1 RES / 245 / 『予防接種は「効く」のか？』　岩田健太郎 / p.115">
            <text:p>:m 1*1 RES / 245 / 『予防接種は「効く」のか？』　岩田健太郎 / p.115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5_17-15-29_000.jpg</text:p>
          </table:table-cell>
          <table:table-cell table:style-name="ce20" office:value-type="string">
            <text:p>:m RES 1-2*2 / free# JVEMV6 37#19.2_11 / 37. miscs of miscs / 19. nt / 2. carbon-fixation / formate;bicarbonate</text:p>
          </table:table-cell>
          <table:table-cell table:style-name="ce25"/>
          <table:table-cell table:style-name="ce3"/>
          <table:table-cell table:style-name="ce3" office:value-type="string">
            <text:p>N-35-35-28.48 E-139-34-49.82</text:p>
          </table:table-cell>
          <table:table-cell table:style-name="ce34" table:formula="of:=IF([.E5]=&quot;&quot;;[.C5];CONCATENATE([.C5];&quot; / &quot;;[.E5]))" office:value-type="string" office:string-value=":m RES 1-2*2 / free# JVEMV6 37#19.2_11 / 37. miscs of miscs / 19. nt / 2. carbon-fixation / formate;bicarbonate">
            <text:p>:m RES 1-2*2 / free# JVEMV6 37#19.2_11 / 37. miscs of miscs / 19. nt / 2. carbon-fixation / formate;bicarbonate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5_18-47-37_000.jpg</text:p>
          </table:table-cell>
          <table:table-cell table:style-name="ce20" office:value-type="string">
            <text:p>:m music / log / gt / || s.1:f-N,frase,tu=open-D,score+,,k.D,,R=3 || s.2:f-N,frase,tu=open-D,score+,,k.D,,R=2 || s.3:f-N,frase,tu=open-D,score+,,k.D,,R=1</text:p>
          </table:table-cell>
          <table:table-cell table:style-name="ce25"/>
          <table:table-cell table:style-name="ce3"/>
          <table:table-cell table:style-name="ce3" office:value-type="string">
            <text:p>N-35-35-28.88 E-139-34-49.38</text:p>
          </table:table-cell>
          <table:table-cell table:style-name="ce34" table:formula="of:=IF([.E6]=&quot;&quot;;[.C6];CONCATENATE([.C6];&quot; / &quot;;[.E6]))" office:value-type="string" office:string-value=":m music / log / gt / || s.1:f-N,frase,tu=open-D,score+,,k.D,,R=3 || s.2:f-N,frase,tu=open-D,score+,,k.D,,R=2 || s.3:f-N,frase,tu=open-D,score+,,k.D,,R=1">
            <text:p>:m music / log / gt / || s.1:f-N,frase,tu=open-D,score+,,k.D,,R=3 || s.2:f-N,frase,tu=open-D,score+,,k.D,,R=2 || s.3:f-N,frase,tu=open-D,score+,,k.D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5_21-00-46_000.jpg</text:p>
          </table:table-cell>
          <table:table-cell table:style-name="ce17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83 E-139-34-50.2</text:p>
          </table:table-cell>
          <table:table-cell table:style-name="ce34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06_00-05-41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22 E-139-34-49.43</text:p>
          </table:table-cell>
          <table:table-cell table:style-name="ce34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06_06-07-12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53 E-139-34-49.71</text:p>
          </table:table-cell>
          <table:table-cell table:style-name="ce34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06_07-25-05_000.jpg</text:p>
          </table:table-cell>
          <table:table-cell table:style-name="ce17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15 E-139-34-49.22</text:p>
          </table:table-cell>
          <table:table-cell table:style-name="ce34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5_18-30-58_000.mov</text:p>
          </table:table-cell>
          <table:table-cell table:style-name="ce6" office:value-type="string">
            <text:p>:VIDEO / @自宅 / メモ / guitar,gt / 演奏、play / g-2020-0405-1 / f-N,frase,tu=open-D,score+,,k.D,,R=1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VIDEO / @自宅 / メモ / guitar,gt / 演奏、play / g-2020-0405-1 / f-N,frase,tu=open-D,score+,,k.D,,R=1">
            <text:p>:VIDEO / @自宅 / メモ / guitar,gt / 演奏、play / g-2020-0405-1 / f-N,frase,tu=open-D,score+,,k.D,,R=1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05_18-35-33_000.mov</text:p>
          </table:table-cell>
          <table:table-cell table:style-name="ce6" office:value-type="string">
            <text:p>:VIDEO / @自宅 / メモ / guitar,gt / 演奏、play / g-2020-0405-2 / f-N,frase,tu=open-D,score+,,k.D,,R=2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VIDEO / @自宅 / メモ / guitar,gt / 演奏、play / g-2020-0405-2 / f-N,frase,tu=open-D,score+,,k.D,,R=2">
            <text:p>:VIDEO / @自宅 / メモ / guitar,gt / 演奏、play / g-2020-0405-2 / f-N,frase,tu=open-D,score+,,k.D,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5_18-41-32_000.mov</text:p>
          </table:table-cell>
          <table:table-cell table:style-name="ce6" office:value-type="string">
            <text:p>:VIDEO / @自宅 / メモ / guitar,gt / 演奏、play / g-2020-0405-3 / f-N,frase,tu=open-D,score+,,k.D,,R=3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メモ / guitar,gt / 演奏、play / g-2020-0405-3 / f-N,frase,tu=open-D,score+,,k.D,,R=3">
            <text:p>:VIDEO / @自宅 / メモ / guitar,gt / 演奏、play / g-2020-0405-3 / f-N,frase,tu=open-D,score+,,k.D,,R=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5_19-01-53_000.mov</text:p>
          </table:table-cell>
          <table:table-cell table:style-name="ce6" office:value-type="string">
            <text:p>:VIDEO / @自宅 / メモ / sax / 演奏、play / s-2020-0405-1 / et-N,etude,3-notes,no-memo,score+,,,,R=1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宅 / メモ / sax / 演奏、play / s-2020-0405-1 / et-N,etude,3-notes,no-memo,score+,,,,R=1">
            <text:p>:VIDEO / @自宅 / メモ / sax / 演奏、play / s-2020-0405-1 / et-N,etude,3-notes,no-memo,score+,,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2020/04/06</text:date>, <text:time>08:1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6T08:13:01.60</dc:date>
    <dc:creator>iwabuchi ken</dc:creator>
    <meta:editing-duration>P19DT1H8M37S</meta:editing-duration>
    <meta:editing-cycles>7613</meta:editing-cycles>
    <meta:document-statistic meta:table-count="1" meta:cell-count="754" meta:object-count="0"/>
  </office:meta>
</office:document-meta>
</file>